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automatic-styles>
    <style:style style:name="P1" style:family="paragraph" style:parent-style-name="Standard">
      <style:text-properties officeooo:rsid="000a1d84" officeooo:paragraph-rsid="000a1d84"/>
    </style:style>
    <style:style style:name="P2" style:family="paragraph" style:parent-style-name="Standard" style:list-style-name="L1">
      <style:text-properties officeooo:paragraph-rsid="000a1d84"/>
    </style:style>
    <style:style style:name="P3" style:family="paragraph" style:parent-style-name="Standard" style:list-style-name="L1">
      <style:text-properties officeooo:paragraph-rsid="000d654e"/>
    </style:style>
    <style:style style:name="P4" style:family="paragraph" style:parent-style-name="Standard" style:list-style-name="L1">
      <style:text-properties officeooo:rsid="0013f0f7" officeooo:paragraph-rsid="000a1d84"/>
    </style:style>
    <style:style style:name="P5" style:family="paragraph" style:parent-style-name="Standard" style:list-style-name="L1">
      <style:text-properties officeooo:rsid="00159b8f" officeooo:paragraph-rsid="000a1d84"/>
    </style:style>
    <style:style style:name="P6" style:family="paragraph" style:parent-style-name="Standard" style:list-style-name="L1">
      <style:text-properties officeooo:rsid="0017e6dd" officeooo:paragraph-rsid="000a1d84"/>
    </style:style>
    <style:style style:name="P7" style:family="paragraph" style:parent-style-name="Standard" style:list-style-name="L1">
      <style:text-properties officeooo:rsid="0018fb1b" officeooo:paragraph-rsid="000a1d84"/>
    </style:style>
    <style:style style:name="P8" style:family="paragraph" style:parent-style-name="Standard" style:list-style-name="L1">
      <style:text-properties officeooo:rsid="0027fdb5" officeooo:paragraph-rsid="000b71fe"/>
    </style:style>
    <style:style style:name="P9" style:family="paragraph" style:parent-style-name="Standard" style:list-style-name="L1">
      <style:text-properties officeooo:rsid="001bcfa4" officeooo:paragraph-rsid="000a1d84"/>
    </style:style>
    <style:style style:name="P10" style:family="paragraph" style:parent-style-name="Standard" style:list-style-name="L1">
      <style:text-properties officeooo:rsid="0019deed" officeooo:paragraph-rsid="000a1d84"/>
    </style:style>
    <style:style style:name="P11" style:family="paragraph" style:parent-style-name="Standard" style:list-style-name="L1">
      <style:text-properties officeooo:rsid="001b5e1c" officeooo:paragraph-rsid="000a1d84"/>
    </style:style>
    <style:style style:name="P12" style:family="paragraph" style:parent-style-name="Standard" style:list-style-name="L1">
      <style:text-properties officeooo:rsid="000bfd64" officeooo:paragraph-rsid="000a1d84"/>
    </style:style>
    <style:style style:name="P13" style:family="paragraph" style:parent-style-name="Standard" style:list-style-name="L1">
      <style:text-properties officeooo:rsid="000a1d84" officeooo:paragraph-rsid="000a1d84"/>
    </style:style>
    <style:style style:name="P14" style:family="paragraph" style:parent-style-name="Standard" style:list-style-name="L1">
      <style:text-properties officeooo:rsid="000c97eb" officeooo:paragraph-rsid="000a1d84"/>
    </style:style>
    <style:style style:name="P15" style:family="paragraph" style:parent-style-name="Standard" style:list-style-name="L1">
      <style:text-properties officeooo:rsid="000efa63" officeooo:paragraph-rsid="000a1d84"/>
    </style:style>
    <style:style style:name="P16" style:family="paragraph" style:parent-style-name="Standard" style:list-style-name="L1">
      <style:text-properties officeooo:rsid="000b4dde" officeooo:paragraph-rsid="000b4dde"/>
    </style:style>
    <style:style style:name="P17" style:family="paragraph" style:parent-style-name="Standard" style:list-style-name="L1">
      <style:text-properties officeooo:rsid="000b71fe" officeooo:paragraph-rsid="000b71fe"/>
    </style:style>
    <style:style style:name="P18" style:family="paragraph" style:parent-style-name="Standard" style:list-style-name="L1">
      <style:text-properties officeooo:rsid="000b71fe" officeooo:paragraph-rsid="000d5925"/>
    </style:style>
    <style:style style:name="P19" style:family="paragraph" style:parent-style-name="Standard" style:list-style-name="L1">
      <style:text-properties officeooo:rsid="000b71fe" officeooo:paragraph-rsid="000d654e"/>
    </style:style>
    <style:style style:name="P20" style:family="paragraph" style:parent-style-name="Standard" style:list-style-name="L1">
      <style:text-properties officeooo:rsid="000b71fe" officeooo:paragraph-rsid="00138d08"/>
    </style:style>
    <style:style style:name="P21" style:family="paragraph" style:parent-style-name="Standard" style:list-style-name="L1">
      <style:text-properties officeooo:rsid="000d5925" officeooo:paragraph-rsid="000d5925"/>
    </style:style>
    <style:style style:name="P22" style:family="paragraph" style:parent-style-name="Standard" style:list-style-name="L1">
      <style:text-properties officeooo:rsid="000d5925" officeooo:paragraph-rsid="000d654e"/>
    </style:style>
    <style:style style:name="P23" style:family="paragraph" style:parent-style-name="Standard" style:list-style-name="L1">
      <style:text-properties officeooo:rsid="000d654e" officeooo:paragraph-rsid="000d654e"/>
    </style:style>
    <style:style style:name="P24" style:family="paragraph" style:parent-style-name="Standard" style:list-style-name="L1">
      <style:text-properties officeooo:rsid="000d654e" officeooo:paragraph-rsid="001054f5"/>
    </style:style>
    <style:style style:name="P25" style:family="paragraph" style:parent-style-name="Standard" style:list-style-name="L1">
      <style:text-properties officeooo:rsid="000f4186" officeooo:paragraph-rsid="000f4186"/>
    </style:style>
    <style:style style:name="P26" style:family="paragraph" style:parent-style-name="Standard" style:list-style-name="L1">
      <style:text-properties officeooo:rsid="001054f5" officeooo:paragraph-rsid="0011c37e"/>
    </style:style>
    <style:style style:name="P27" style:family="paragraph" style:parent-style-name="Standard" style:list-style-name="L1">
      <style:text-properties officeooo:rsid="0011c37e" officeooo:paragraph-rsid="0011c37e"/>
    </style:style>
    <style:style style:name="P28" style:family="paragraph" style:parent-style-name="Standard" style:list-style-name="L1">
      <style:text-properties officeooo:rsid="0011c37e" officeooo:paragraph-rsid="0013506f"/>
    </style:style>
    <style:style style:name="P29" style:family="paragraph" style:parent-style-name="Standard" style:list-style-name="L1">
      <style:text-properties officeooo:rsid="0013506f" officeooo:paragraph-rsid="0013506f"/>
    </style:style>
    <style:style style:name="P30" style:family="paragraph" style:parent-style-name="Standard" style:list-style-name="L1">
      <style:text-properties officeooo:rsid="00138d08" officeooo:paragraph-rsid="00138d08"/>
    </style:style>
    <style:style style:name="T1" style:family="text">
      <style:text-properties officeooo:rsid="000a1d84"/>
    </style:style>
    <style:style style:name="T2" style:family="text">
      <style:text-properties officeooo:rsid="00159b8f"/>
    </style:style>
    <style:style style:name="T3" style:family="text">
      <style:text-properties officeooo:rsid="0019deed"/>
    </style:style>
    <style:style style:name="T4" style:family="text">
      <style:text-properties style:text-underline-style="solid" style:text-underline-width="auto" style:text-underline-color="font-color"/>
    </style:style>
    <style:style style:name="T5" style:family="text">
      <style:text-properties officeooo:rsid="000b4dde"/>
    </style:style>
    <style:style style:name="T6" style:family="text">
      <style:text-properties style:font-name="Liberation Serif"/>
    </style:style>
    <style:style style:name="T7" style:family="text">
      <style:text-properties style:font-name="Liberation Serif1"/>
    </style:style>
    <style:style style:name="T8" style:family="text">
      <style:text-properties officeooo:rsid="000c97eb"/>
    </style:style>
    <style:style style:name="T9" style:family="text">
      <style:text-properties officeooo:rsid="000d5925"/>
    </style:style>
    <style:style style:name="T10" style:family="text">
      <style:text-properties officeooo:rsid="0027fdb5"/>
    </style:style>
    <style:style style:name="T11" style:family="text">
      <style:text-properties officeooo:rsid="000d654e"/>
    </style:style>
    <style:style style:name="T12" style:family="text">
      <style:text-properties officeooo:rsid="001054f5"/>
    </style:style>
    <style:style style:name="T13" style:family="text">
      <style:text-properties officeooo:rsid="0013506f"/>
    </style:style>
    <style:style style:name="T14" style:family="text">
      <style:text-properties officeooo:rsid="00138d0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7/23</text:p>
      <text:p text:style-name="P1">Kitkat</text:p>
      <text:p text:style-name="P1">Expository Writing</text:p>
      <text:p text:style-name="P1">First Essay Outline</text:p>
      <text:p text:style-name="P1"/>
      <text:list xml:id="list1021850878" text:style-name="L1">
        <text:list-item>
          <text:p text:style-name="P4"><text:span text:style-name="T1">R</text:span><text:span text:style-name="T2">itual formula.</text:span></text:p>
          <text:list>
            <text:list-item>
              <text:p text:style-name="P5">Do legwork. </text:p>
            </text:list-item>
            <text:list-item>
              <text:p text:style-name="P6">Consider the prompt.</text:p>
            </text:list-item>
            <text:list-item>
              <text:p text:style-name="P17">Create a thesis statement.</text:p>
              <text:list>
                <text:list-item>
                  <text:p text:style-name="P8">By examining Β, Γ and Δ, it is clear that Α.</text:p>
                </text:list-item>
              </text:list>
            </text:list-item>
            <text:list-item>
              <text:p text:style-name="P7">Create outline skeleton.</text:p>
            </text:list-item>
            <text:list-item>
              <text:p text:style-name="P10">Fill out skeleton.</text:p>
              <text:list>
                <text:list-item>
                  <text:p text:style-name="P9">Soggy draft.</text:p>
                </text:list-item>
              </text:list>
            </text:list-item>
            <text:list-item>
              <text:p text:style-name="P6">Review <text:span text:style-name="T3">o</text:span>utline.</text:p>
              <text:list>
                <text:list-item>
                  <text:p text:style-name="P6">Correct MLA citation format.</text:p>
                </text:list-item>
                <text:list-item>
                  <text:p text:style-name="P9">Formal language.</text:p>
                </text:list-item>
                <text:list-item>
                  <text:p text:style-name="P11">Replace general words. </text:p>
                </text:list-item>
              </text:list>
            </text:list-item>
            <text:list-item>
              <text:p text:style-name="P6">Transmute into essay form.</text:p>
            </text:list-item>
            <text:list-item>
              <text:p text:style-name="P6">Review essay.</text:p>
            </text:list-item>
          </text:list>
        </text:list-item>
        <text:list-item>
          <text:p text:style-name="P12">Prompts:</text:p>
          <text:list>
            <text:list-item>
              <text:p text:style-name="P12">To what extend to social groups and music effect an individuals definition of self.</text:p>
            </text:list-item>
          </text:list>
        </text:list-item>
        <text:list-item>
          <text:p text:style-name="P17">First thesis statement. </text:p>
          <text:list>
            <text:list-item>
              <text:p text:style-name="P17">By examining pop fandoms and Manchester’s Gay Village, it can be seen that music and social groups can have a significant impact on an individual's definition of self.</text:p>
            </text:list-item>
          </text:list>
        </text:list-item>
        <text:list-item>
          <text:p text:style-name="P13">Legwork.</text:p>
          <text:list>
            <text:list-item>
              <text:p text:style-name="P14">Circle the terms in the prompt that correspond to concepts in the readings. </text:p>
              <text:list>
                <text:list-item>
                  <text:p text:style-name="P12">To what extend to <text:span text:style-name="T4">social groups</text:span> and <text:span text:style-name="T4">music</text:span> effect an individuals definition of <text:span text:style-name="T4">self</text:span>.</text:p>
                </text:list-item>
              </text:list>
            </text:list-item>
            <text:list-item>
              <text:p text:style-name="P14">For each:</text:p>
              <text:list>
                <text:list-item>
                  <text:p text:style-name="P13">Social Groups.</text:p>
                  <text:list>
                    <text:list-item>
                      <text:p text:style-name="P14"><text:span text:style-name="T5">D</text:span>efine how it is used in the readings.</text:p>
                      <text:list>
                        <text:list-item>
                          <text:p text:style-name="P16">No<text:span text:style-name="T6">ë</text:span><text:span text:style-name="T7">’s idea of tribes relates. A tribe is a group of people with a connected style, generation, and politics.</text:span></text:p>
                        </text:list-item>
                        <text:list-item>
                          <text:p text:style-name="P17">Johnson describes social groups as people with a shared relation to the system, such as capitalists owning the means of production, or of homosexuals being criminalized. <text:s/>Social groups can also be identified with patterns, as members of the same groups congregate under the same decisions. </text:p>
                        </text:list-item>
                      </text:list>
                    </text:list-item>
                    <text:list-item>
                      <text:p text:style-name="P14">Find a quote which connects.</text:p>
                      <text:list>
                        <text:list-item>
                          <text:p text:style-name="P16">No<text:span text:style-name="T6">ë</text:span><text:span text:style-name="T7">.</text:span></text:p>
                          <text:list>
                            <text:list-item>
                              <text:p text:style-name="P2"><text:span text:style-name="T8">“But pop music is concerned with personal style in a more direct way. This is why, when it comes to pop music, music is political. We sort tribes by their music. The hippies, the punks, the jocks, the mods, the rockers, etc. Black music, white music. These differences matte</text:span><text:span text:style-name="T5">r.” 178</text:span></text:p>
                            </text:list-item>
                          </text:list>
                        </text:list-item>
                        <text:list-item>
                          <text:p text:style-name="P17">Johnson.</text:p>
                          <text:list>
                            <text:list-item>
                              <text:p text:style-name="P17">“Not all patterns are visible to every city dweller, though. The history of urbanism is also the story of more muted signs, built by the collective behavior of smaller groups and rarely detected by outsiders. Manchester harbors several such secret clusters, persisting over the course of many generations, like a ‘standing wave in front of a rock in a fast-moving stream.’ One of them lies just north of Victoria University, at a point where Oxford <text:soft-page-break/>Road becomes Oxford Street. There are reports dating back to the mid-nineteenth century of men cruising other men on these blocks, looking for casual sex, more lasting relationships, or even just the camaraderie of shared identity at a time when that identity dared not speak its name. Some historians speculate that Wittgenstein visited these streets during his sojourn in Manchester in 1908. Nearly a hundred years later, the area has christened itself the Gay Village and actively promotes its coffee bars and boutiques as a must-see Manchester tourist destination, like Manhattan's Christopher Street and San Francisco's Castro. The pattern is now broadcast to a wider audience, but it has not lost its shape” 195</text:p>
                            </text:list-item>
                          </text:list>
                        </text:list-item>
                      </text:list>
                    </text:list-item>
                    <text:list-item>
                      <text:p text:style-name="P14">Explain the quote in my own terms.</text:p>
                      <text:list>
                        <text:list-item>
                          <text:p text:style-name="P17">No<text:span text:style-name="T6">ë</text:span><text:span text:style-name="T7">.</text:span></text:p>
                          <text:list>
                            <text:list-item>
                              <text:p text:style-name="P17">Pop music is tribal and generational because it concerns with the way pop fans identify themselves.</text:p>
                            </text:list-item>
                            <text:list-item>
                              <text:p text:style-name="P17">Pop music directly concerns style, and political cliques form around particular music. </text:p>
                            </text:list-item>
                          </text:list>
                        </text:list-item>
                        <text:list-item>
                          <text:p text:style-name="P17">Johnson. </text:p>
                          <text:list>
                            <text:list-item>
                              <text:p text:style-name="P17">Cities are a pattern amplifying machine. The most likely choices get chosen over and over, making the pattern obvious over the geography.</text:p>
                            </text:list-item>
                            <text:list-item>
                              <text:p text:style-name="P17">Gay men meeting in the same places forms a stable pattern or ‘standing wave’</text:p>
                            </text:list-item>
                          </text:list>
                        </text:list-item>
                      </text:list>
                    </text:list-item>
                    <text:list-item>
                      <text:p text:style-name="P14">Explain how the quote advances my thesis. </text:p>
                      <text:list>
                        <text:list-item>
                          <text:p text:style-name="P17">No<text:span text:style-name="T6">ë</text:span><text:span text:style-name="T7">.</text:span></text:p>
                          <text:list>
                            <text:list-item>
                              <text:p text:style-name="P21">By examining this quote, it is clear that people with a desire to identfy themselves in a particular way use pop music as a method to do so, brodcasting the group want to be a part of.</text:p>
                            </text:list-item>
                          </text:list>
                        </text:list-item>
                        <text:list-item>
                          <text:p text:style-name="P17">Johnson.</text:p>
                          <text:list>
                            <text:list-item>
                              <text:p text:style-name="P21">By examining this quote, it is clear that people with a marginalized identity seek out like members of their social group for comradary. </text:p>
                            </text:list-item>
                          </text:list>
                        </text:list-item>
                      </text:list>
                    </text:list-item>
                    <text:list-item>
                      <text:p text:style-name="P14">Answer how the authors agree or disagree. </text:p>
                      <text:list>
                        <text:list-item>
                          <text:p text:style-name="P21">Noë is more ambigious about whether pop influence people or people influence pop, however they seem to agree on the matter as a whole. </text:p>
                        </text:list-item>
                      </text:list>
                    </text:list-item>
                  </text:list>
                </text:list-item>
                <text:list-item>
                  <text:p text:style-name="P13">Music.</text:p>
                  <text:list>
                    <text:list-item>
                      <text:p text:style-name="P14"><text:span text:style-name="T9">D</text:span>efine how it is used in the readings.</text:p>
                      <text:list>
                        <text:list-item>
                          <text:p text:style-name="P21">Noë uses the word music to refer to audiory art, or specifically the part of the art that composed of literal sounds. Music is used as a medium for other messaging. </text:p>
                        </text:list-item>
                        <text:list-item>
                          <text:p text:style-name="P21">Johnson talks only briefly about music, understanding it only as a cultural element with patterns in it.</text:p>
                        </text:list-item>
                      </text:list>
                    </text:list-item>
                    <text:list-item>
                      <text:p text:style-name="P14">Find a quote which connects.</text:p>
                      <text:list>
                        <text:list-item>
                          <text:p text:style-name="P21">Noë.</text:p>
                          <text:list>
                            <text:list-item>
                              <text:p text:style-name="P21">“Now, the view I am defending here-- that pop music is an art of personal style, that with pop, the music is a vehicle for work done in a different medium, the medium of style” 180</text:p>
                            </text:list-item>
                          </text:list>
                        </text:list-item>
                        <text:list-item>
                          <text:p text:style-name="P21">Johnson. </text:p>
                          <text:list>
                            <text:list-item>
                              <text:p text:style-name="P21">“Musical notes were patterns, too, Shannon recognized, and if you could train an electronic brain to understand and respond to logical patterns of zeros and ones, then perhaps sometime in the future we could train our machines to appreciate the equivalent patterns of minor chord progressions and arpeggios.” 197</text:p>
                            </text:list-item>
                          </text:list>
                        </text:list-item>
                      </text:list>
                    </text:list-item>
                    <text:list-item>
                      <text:p text:style-name="P14"><text:soft-page-break/>Explain the quote in my own terms.</text:p>
                      <text:list>
                        <text:list-item>
                          <text:p text:style-name="P21">Music is the vehicle for style in pop music. </text:p>
                        </text:list-item>
                        <text:list-item>
                          <text:p text:style-name="P21">A computer might be able to recognize the patterns of musicl.</text:p>
                        </text:list-item>
                      </text:list>
                    </text:list-item>
                    <text:list-item>
                      <text:p text:style-name="P14">Explain how the quote advances my thesis. </text:p>
                      <text:list>
                        <text:list-item>
                          <text:p text:style-name="P21">The sounds of pop music are only a vehicle for the style of identity of the listener. </text:p>
                        </text:list-item>
                        <text:list-item>
                          <text:p text:style-name="P21">UHHHHH like the patterns in music make patterns in people like in there identities mannnn</text:p>
                        </text:list-item>
                      </text:list>
                    </text:list-item>
                  </text:list>
                </text:list-item>
                <text:list-item>
                  <text:p text:style-name="P14">Answer how the authors agree or disagree. </text:p>
                  <text:list>
                    <text:list-item>
                      <text:p text:style-name="P21">Johnson is kind of unconcerned with Noë? .</text:p>
                    </text:list-item>
                    <text:list-item>
                      <text:p text:style-name="P21">I kinda feel like this is a stupid question with these sources.</text:p>
                    </text:list-item>
                  </text:list>
                </text:list-item>
                <text:list-item>
                  <text:p text:style-name="P21">What if, I’m tired, I know the caffine crash is coming, and I have like a few short hours left and I want this done and also my professor gave me the reading several days late. I think, in that hypothetical, the legwork is stupid and im done. </text:p>
                </text:list-item>
                <text:list-item>
                  <text:p text:style-name="P13">Self.</text:p>
                  <text:list>
                    <text:list-item>
                      <text:p text:style-name="P14">define how it is used in the readings.</text:p>
                    </text:list-item>
                    <text:list-item>
                      <text:p text:style-name="P14">Find a quote which connects.</text:p>
                    </text:list-item>
                    <text:list-item>
                      <text:p text:style-name="P14">Explain the quote in my own terms.</text:p>
                    </text:list-item>
                    <text:list-item>
                      <text:p text:style-name="P14">Explain how the quote advances my thesis. </text:p>
                    </text:list-item>
                  </text:list>
                </text:list-item>
                <text:list-item>
                  <text:p text:style-name="P14">Answer how the authors agree or disagree. </text:p>
                </text:list-item>
              </text:list>
            </text:list-item>
            <text:list-item>
              <text:p text:style-name="P14">Look to see if a thesis statement emerges. </text:p>
              <text:list>
                <text:list-item>
                  <text:p text:style-name="P15">Address the assignment question.</text:p>
                </text:list-item>
              </text:list>
            </text:list-item>
          </text:list>
        </text:list-item>
        <text:list-item>
          <text:p text:style-name="P21">Essay <text:span text:style-name="T11">f</text:span>orumal.</text:p>
          <text:list>
            <text:list-item>
              <text:p text:style-name="P21">Intro paragraph.</text:p>
              <text:list>
                <text:list-item>
                  <text:p text:style-name="P21">Opening statement. </text:p>
                </text:list-item>
                <text:list-item>
                  <text:p text:style-name="P21">Thesis. <text:span text:style-name="T10">By examining Β, and Γ, it is clear that Α.</text:span></text:p>
                  <text:list>
                    <text:list-item>
                      <text:p text:style-name="P18">By examining pop fandoms and Manchester’s Gay Village, it can be seen that music and social groups can have a significant impact on an individual's definition of self.</text:p>
                    </text:list-item>
                  </text:list>
                </text:list-item>
              </text:list>
            </text:list-item>
            <text:list-item>
              <text:p text:style-name="P21">Body paragraph one. </text:p>
              <text:list>
                <text:list-item>
                  <text:p text:style-name="P21">Topic sentence. <text:span text:style-name="T10">By examining </text:span><text:span text:style-name="T6">β</text:span><text:span text:style-name="T10">, it is clear that Β. </text:span></text:p>
                </text:list-item>
                <text:list-item>
                  <text:p text:style-name="P21">Quote about β.</text:p>
                </text:list-item>
                <text:list-item>
                  <text:p text:style-name="P21">Analysis.</text:p>
                  <text:list>
                    <text:list-item>
                      <text:p text:style-name="P21">How quote supports my thesis. </text:p>
                    </text:list-item>
                    <text:list-item>
                      <text:p text:style-name="P21">Why quote supports my thesis.</text:p>
                    </text:list-item>
                  </text:list>
                </text:list-item>
              </text:list>
            </text:list-item>
            <text:list-item>
              <text:p text:style-name="P21">Body paragraph two. </text:p>
              <text:list>
                <text:list-item>
                  <text:p text:style-name="P21">Topic sentence. <text:span text:style-name="T10">By examining </text:span><text:span text:style-name="T6">β</text:span><text:span text:style-name="T10">, it is clear that Β. </text:span></text:p>
                </text:list-item>
                <text:list-item>
                  <text:p text:style-name="P21">Quote about β.</text:p>
                </text:list-item>
                <text:list-item>
                  <text:p text:style-name="P21">Analysis.</text:p>
                  <text:list>
                    <text:list-item>
                      <text:p text:style-name="P21">How quote supports my thesis. </text:p>
                    </text:list-item>
                    <text:list-item>
                      <text:p text:style-name="P21">Why quote supports my thesis.</text:p>
                    </text:list-item>
                  </text:list>
                </text:list-item>
              </text:list>
            </text:list-item>
            <text:list-item>
              <text:p text:style-name="P21">Body paragraph three. </text:p>
              <text:list>
                <text:list-item>
                  <text:p text:style-name="P21">Topic sentence. <text:span text:style-name="T10">By examining </text:span><text:span text:style-name="T6">β</text:span><text:span text:style-name="T10">, it is clear that Β. </text:span></text:p>
                </text:list-item>
                <text:list-item>
                  <text:p text:style-name="P21">Quote about β.</text:p>
                </text:list-item>
                <text:list-item>
                  <text:p text:style-name="P21">Analysis.</text:p>
                  <text:list>
                    <text:list-item>
                      <text:p text:style-name="P21">How quote supports my thesis. </text:p>
                    </text:list-item>
                    <text:list-item>
                      <text:p text:style-name="P21">Why quote supports my thesis.</text:p>
                    </text:list-item>
                  </text:list>
                </text:list-item>
              </text:list>
            </text:list-item>
            <text:list-item>
              <text:p text:style-name="P23">Conclusion.</text:p>
              <text:list>
                <text:list-item>
                  <text:p text:style-name="P23">Backwards thesis.</text:p>
                </text:list-item>
              </text:list>
            </text:list-item>
          </text:list>
        </text:list-item>
        <text:list-item>
          <text:p text:style-name="P23">Essay outline.</text:p>
          <text:list>
            <text:list-item>
              <text:p text:style-name="P22"><text:soft-page-break/>Intro paragraph.</text:p>
              <text:list>
                <text:list-item>
                  <text:p text:style-name="P22">Opening statement. </text:p>
                  <text:list>
                    <text:list-item>
                      <text:p text:style-name="P23">An individual’s definition of self is a more complex issue than it seems on the suface. </text:p>
                    </text:list-item>
                  </text:list>
                </text:list-item>
                <text:list-item>
                  <text:p text:style-name="P22">Thesis. <text:span text:style-name="T10">By examining Β, Γ </text:span><text:span text:style-name="T11">and Δ</text:span><text:span text:style-name="T10">, it is clear that Α.</text:span></text:p>
                  <text:list>
                    <text:list-item>
                      <text:p text:style-name="P19">By examining pop fandoms and Manchester’s Gay Village, it can be seen that music and social groups can have a significant impact on an individual's definition of self.</text:p>
                    </text:list-item>
                  </text:list>
                </text:list-item>
              </text:list>
            </text:list-item>
            <text:list-item>
              <text:p text:style-name="P22">Body paragraph one. </text:p>
              <text:list>
                <text:list-item>
                  <text:p text:style-name="P22">Topic sentence. <text:span text:style-name="T10">By examining </text:span><text:span text:style-name="T6">β</text:span><text:span text:style-name="T10">, it is clear that Β. </text:span></text:p>
                  <text:list>
                    <text:list-item>
                      <text:p text:style-name="P24">By examining the way that subcultures articulate themselves through music, it is clear that pop fandoms have an impact on an individuals <text:span text:style-name="T12">definition</text:span> of self. </text:p>
                    </text:list-item>
                  </text:list>
                </text:list-item>
                <text:list-item>
                  <text:p text:style-name="P22">Quote about β.</text:p>
                  <text:list>
                    <text:list-item>
                      <text:p text:style-name="P25">American philospher and professor Alve Noë writes that </text:p>
                    </text:list-item>
                    <text:list-item>
                      <text:p text:style-name="P3"><text:span text:style-name="T8">“pop music is concerned with personal style… We sort tribes by their music. The hippies, the punks, the jocks, the mods, the rockers, etc. Black music, white music. These differences matte</text:span><text:span text:style-name="T5">r.” 178</text:span></text:p>
                    </text:list-item>
                  </text:list>
                </text:list-item>
                <text:list-item>
                  <text:p text:style-name="P22">Analysis.</text:p>
                  <text:list>
                    <text:list-item>
                      <text:p text:style-name="P22">How quote supports my thesis. </text:p>
                      <text:list>
                        <text:list-item>
                          <text:p text:style-name="P25">Considering each of the groups, its easy to connect the music and steriotypical images of them; Hippes conjure images of the Greatful Dead and tiedie, and punks bring to mind the Dead Kennedies and patched battled vests. </text:p>
                        </text:list-item>
                      </text:list>
                    </text:list-item>
                    <text:list-item>
                      <text:p text:style-name="P22">Why quote supports my thesis.</text:p>
                      <text:list>
                        <text:list-item>
                          <text:p text:style-name="P25">Individuals express themselves with their choises of music, fasion, and politics, however they also use theses signs inwardly to define themselves. One who considers themself a punk seeks out punk bands and makes punk clothing. Same with hippies, jocks, mods, and rockers, as well with goths, emos, ravers, and other subcultures.</text:p>
                        </text:list-item>
                      </text:list>
                    </text:list-item>
                  </text:list>
                </text:list-item>
                <text:list-item>
                  <text:p text:style-name="P27">Conclusion. </text:p>
                  <text:list>
                    <text:list-item>
                      <text:p text:style-name="P29">Subcultures latch onto pop music, and members use it to define themselves. </text:p>
                    </text:list-item>
                  </text:list>
                </text:list-item>
              </text:list>
            </text:list-item>
            <text:list-item>
              <text:p text:style-name="P22">Body paragraph two. </text:p>
              <text:list>
                <text:list-item>
                  <text:p text:style-name="P22">Topic sentence. <text:span text:style-name="T10">By examining </text:span><text:span text:style-name="T6">β</text:span><text:span text:style-name="T10">, it is clear that Β. </text:span></text:p>
                  <text:list>
                    <text:list-item>
                      <text:p text:style-name="P27">By examining how pop music expresses the identities of pop fans, it is clear that pop music has an impact on an individual’s definition of self. </text:p>
                    </text:list-item>
                  </text:list>
                </text:list-item>
                <text:list-item>
                  <text:p text:style-name="P22">Quote about β.</text:p>
                  <text:list>
                    <text:list-item>
                      <text:p text:style-name="P27">When describing pop music as a whole Noë stats </text:p>
                    </text:list-item>
                    <text:list-item>
                      <text:p text:style-name="P27"><text:span text:style-name="T9">“</text:span>t<text:span text:style-name="T9">hat pop music is an art of personal style, that with pop, the music is a vehicle for work done in a different medium, the medium of style” 180</text:span></text:p>
                    </text:list-item>
                  </text:list>
                </text:list-item>
                <text:list-item>
                  <text:p text:style-name="P22">Analysis.</text:p>
                  <text:list>
                    <text:list-item>
                      <text:p text:style-name="P22">How quote supports my thesis. </text:p>
                      <text:list>
                        <text:list-item>
                          <text:p text:style-name="P28">With different subcultures, the styles, such as hippie and punk, are evident. However its critical to observe that pop music is the medium, the vehicle, for this style. <text:span text:style-name="T13">Pop music is taylored around the aim of expressing style. </text:span></text:p>
                        </text:list-item>
                      </text:list>
                    </text:list-item>
                    <text:list-item>
                      <text:p text:style-name="P22">Why quote supports my thesis.</text:p>
                      <text:list>
                        <text:list-item>
                          <text:p text:style-name="P28">Without pop music, subcultures would loose a major tool in how members inwardly identify themselves. <text:span text:style-name="T13">What are punks with out loud thrashing drums? What are ravers without bouncy dance music? </text:span></text:p>
                        </text:list-item>
                      </text:list>
                    </text:list-item>
                  </text:list>
                </text:list-item>
                <text:list-item>
                  <text:p text:style-name="P27">Conclusion. </text:p>
                  <text:list>
                    <text:list-item>
                      <text:p text:style-name="P29">Because pop music is centered around style, its almost obvious why it has such a profound impact on an individual’s sence of self.</text:p>
                    </text:list-item>
                  </text:list>
                </text:list-item>
              </text:list>
            </text:list-item>
            <text:list-item>
              <text:p text:style-name="P22"><text:soft-page-break/>Body paragraph three. </text:p>
              <text:list>
                <text:list-item>
                  <text:p text:style-name="P22">Topic sentence. <text:span text:style-name="T10">By examining </text:span><text:span text:style-name="T6">β</text:span><text:span text:style-name="T10">, it is clear that Β. </text:span></text:p>
                  <text:list>
                    <text:list-item>
                      <text:p text:style-name="P26">By examining the locations minorities gather in, its clear that beloning to a social group have an impact on an individual’s definition of self. </text:p>
                    </text:list-item>
                  </text:list>
                </text:list-item>
                <text:list-item>
                  <text:p text:style-name="P22">Quote about β.</text:p>
                  <text:list>
                    <text:list-item>
                      <text:p text:style-name="P30">Steven Johnson, famous american science author writes about another subcuture with a strong social group. Except not defined through music or politics, rather by their reception of state violence. </text:p>
                    </text:list-item>
                    <text:list-item>
                      <text:p text:style-name="P20">“Manchester harbors several such secret <text:span text:style-name="T14">[patterns]</text:span>, persisting over the course of many generations… One of 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text:span text:style-name="T14">e.</text:span>” 195</text:p>
                    </text:list-item>
                  </text:list>
                </text:list-item>
                <text:list-item>
                  <text:p text:style-name="P22">Analysis.</text:p>
                  <text:list>
                    <text:list-item>
                      <text:p text:style-name="P22">How quote supports my thesis. </text:p>
                      <text:list>
                        <text:list-item>
                          <text:p text:style-name="P30">When gay men gather on Oxford Road, they are participating in the tradition of Manchester’s gay population. <text:s/>When participating in this tradition, they are putting themselves into the tradition, defining themselves inwardly with the identity of the social group. </text:p>
                        </text:list-item>
                        <text:list-item>
                          <text:p text:style-name="P30">This effect is so powerful that to this day, that are of Manchester is known for its gay population, and now openly lables itself the Gay Village. </text:p>
                        </text:list-item>
                      </text:list>
                    </text:list-item>
                    <text:list-item>
                      <text:p text:style-name="P22">Why quote supports my thesis.</text:p>
                      <text:list>
                        <text:list-item>
                          <text:p text:style-name="P30">For hundres of years, Gay Mancunians have used this place to define themselves. <text:s/>Today it can be done openly and explicity. </text:p>
                        </text:list-item>
                      </text:list>
                    </text:list-item>
                  </text:list>
                </text:list-item>
                <text:list-item>
                  <text:p text:style-name="P27">Conclusion. </text:p>
                  <text:list>
                    <text:list-item>
                      <text:p text:style-name="P30">It is clear that social groups have an impact on an individual’s identity, as can be seen in the gathering of gay men in the Gay Village of Manchester.</text:p>
                    </text:list-item>
                  </text:list>
                </text:list-item>
              </text:list>
            </text:list-item>
            <text:list-item>
              <text:p text:style-name="P23">Conclusion.</text:p>
              <text:list>
                <text:list-item>
                  <text:p text:style-name="P23">Backwards thesis.</text:p>
                  <text:list>
                    <text:list-item>
                      <text:p text:style-name="P20">music and social groups can have a significant impact on an individual's definition of self. <text:span text:style-name="T14">This is evident in </text:span>pop fandoms, <text:span text:style-name="T14">which indentify themselves with music,</text:span> and <text:span text:style-name="T14">in </text:span>Manchester’s Gay Village.</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18:46:38.328349093</meta:creation-date>
    <dc:date>2023-02-08T23:21:59.970652729</dc:date>
    <meta:editing-duration>PT3H13M16S</meta:editing-duration>
    <meta:editing-cycles>10</meta:editing-cycles>
    <meta:generator>LibreOffice/7.4.3.2$Linux_X86_64 LibreOffice_project/40$Build-2</meta:generator>
    <meta:document-statistic meta:table-count="0" meta:image-count="0" meta:object-count="0" meta:page-count="5" meta:paragraph-count="150" meta:word-count="1982" meta:character-count="11134" meta:non-whitespace-character-count="9390"/>
  </office:meta>
</office:document-meta>
</file>